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
      <text:p text:style-name="P1003">literal block</text:p>
      <ns0:p ns0:style-name="rststyle-codeblock">~~~ &gt;&lt;&gt; ~~ &lt;&gt;&lt; ~~~</ns0:p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View document source.
Generated on: 2019-08-19 19:25 UTC.
Generated by Docutils from reStructuredText source.
</text:p>
      </style:footer>
    </ns2:master-page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engelbert</meta:initial-creator>
    <meta:creation-date>2019-08-19T21:25:00</meta:creation-date>
    <dc:creator>engelbert</dc:creator>
    <dc:date>2019-08-19T21:25:00</dc:date>
    <dc:language>en-US</dc:language>
    <meta:editing-cycles>1</meta:editing-cycles>
    <meta:editing-duration>PT00M01S</meta:editing-duration>
    <dc:title>[no title]</dc:title>
  </office:meta>
</office:document-meta>
</file>